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830" calcext:value-type="float">
            <text:p>1108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3905" calcext:value-type="float">
            <text:p>3039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table:formula="of:= 382675 -[.B458]" office:value-type="float" office:value="271845" calcext:value-type="float">
            <text:p>271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table:formula="of:= 1965721 - [.B460]" office:value-type="float" office:value="1693876" calcext:value-type="float">
            <text:p>16938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formula="of:= 388527 -[.B462]" office:value-type="float" office:value="276306" calcext:value-type="float">
            <text:p>2763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formula="of:= 1989421 - [.B463]" office:value-type="float" office:value="1679459" calcext:value-type="float">
            <text:p>16794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13766" calcext:value-type="float">
            <text:p>1137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formula="of:=394372-[.B466]" office:value-type="float" office:value="280606" calcext:value-type="float">
            <text:p>280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formula="of:= 2009674 -[.B467]" office:value-type="float" office:value="1694590" calcext:value-type="float">
            <text:p>16945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14796" calcext:value-type="float">
            <text:p>11479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18304" calcext:value-type="float">
            <text:p>3183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table:formula="of:=398042 - [.B470]" office:value-type="float" office:value="283246" calcext:value-type="float">
            <text:p>2832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table:formula="of:= 2019815 -[.B471]" office:value-type="float" office:value="1701511" calcext:value-type="float">
            <text:p>17015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16060" calcext:value-type="float">
            <text:p>1160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323830" calcext:value-type="float">
            <text:p>3238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formula="of:=402217-[.B474]" office:value-type="float" office:value="286157" calcext:value-type="float">
            <text:p>28615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formula="of:=2037967-[.B475]" office:value-type="float" office:value="1714137" calcext:value-type="float">
            <text:p>17141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17744" calcext:value-type="float">
            <text:p>1177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329880" calcext:value-type="float">
            <text:p>3298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table:formula="of:=408191-[.B478]" office:value-type="float" office:value="290447" calcext:value-type="float">
            <text:p>290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table:formula="of:=2058554-[.B479]" office:value-type="float" office:value="1728674" calcext:value-type="float">
            <text:p>17286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19211" calcext:value-type="float">
            <text:p>11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336198" calcext:value-type="float">
            <text:p>336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table:formula="of:=413075-[.B482]" office:value-type="float" office:value="293864" calcext:value-type="float">
            <text:p>2938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table:formula="of:=2080354-[.B483]" office:value-type="float" office:value="1744156" calcext:value-type="float">
            <text:p>1744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20969" calcext:value-type="float">
            <text:p>120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42906" calcext:value-type="float">
            <text:p>3429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table:formula="of:=419988-[.B486]" office:value-type="float" office:value="299019" calcext:value-type="float">
            <text:p>299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table:formula="of:=2103005-[.B487]" office:value-type="float" office:value="1760099" calcext:value-type="float">
            <text:p>17600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21912" calcext:value-type="float">
            <text:p>1219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349100" calcext:value-type="float">
            <text:p>3491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table:formula="of:=424250-[.B490]" office:value-type="float" office:value="302338" calcext:value-type="float">
            <text:p>3023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table:formula="of:=2124189-[.B491]" office:value-type="float" office:value="1775089" calcext:value-type="float">
            <text:p>17750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23141" calcext:value-type="float">
            <text:p>12314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354883" calcext:value-type="float">
            <text:p>3548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table:formula="of:=430370-[.B494]" office:value-type="float" office:value="307229" calcext:value-type="float">
            <text:p>3072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table:formula="of:=2143321-[.B495]" office:value-type="float" office:value="1788438" calcext:value-type="float">
            <text:p>1788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24415" calcext:value-type="float">
            <text:p>1244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358718" calcext:value-type="float">
            <text:p>3587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formula="of:=435376-[.B498]" office:value-type="float" office:value="310961" calcext:value-type="float">
            <text:p>3109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formula="of:=2154702-[.B499]" office:value-type="float" office:value="1795984" calcext:value-type="float">
            <text:p>17959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5298" calcext:value-type="float">
            <text:p>1252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64382" calcext:value-type="float">
            <text:p>3643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table:formula="of:=439104-[.B502]" office:value-type="float" office:value="313806" calcext:value-type="float">
            <text:p>3138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table:formula="of:=2173495-[.B503]" office:value-type="float" office:value="1809113" calcext:value-type="float">
            <text:p>18091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27202" calcext:value-type="float">
            <text:p>1272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371353" calcext:value-type="float">
            <text:p>3713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formula="of:=447137-[.B506]" office:value-type="float" office:value="319935" calcext:value-type="float">
            <text:p>3199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formula="of:=2196327-[.B507]" office:value-type="float" office:value="1824974" calcext:value-type="float">
            <text:p>18249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29564" calcext:value-type="float">
            <text:p>1295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378432" calcext:value-type="float">
            <text:p>378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table:formula="of:=456459-[.B510]" office:value-type="float" office:value="326895" calcext:value-type="float">
            <text:p>32689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table:formula="of:=2220555-[.B511]" office:value-type="float" office:value="1842123" calcext:value-type="float">
            <text:p>18421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31649" calcext:value-type="float">
            <text:p>131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84647" calcext:value-type="float">
            <text:p>3846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table:formula="of:=464195-[.B514]" office:value-type="float" office:value="332546" calcext:value-type="float">
            <text:p>332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table:formula="of:=2240927-[.B515]" office:value-type="float" office:value="1856280" calcext:value-type="float">
            <text:p>18562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3770" calcext:value-type="float">
            <text:p>1337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392033" calcext:value-type="float">
            <text:p>3920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formula="of:=472683 -[.B518]" office:value-type="float" office:value="338913" calcext:value-type="float">
            <text:p>3389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formula="of:=2265546-[.B519]" office:value-type="float" office:value="1873513" calcext:value-type="float">
            <text:p>1873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36366" calcext:value-type="float">
            <text:p>136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399580" calcext:value-type="float">
            <text:p>3995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table:formula="of:=483094 - [.B522]" office:value-type="float" office:value="346728" calcext:value-type="float">
            <text:p>3467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table:formula="of:=2290318 - [.B523]" office:value-type="float" office:value="1890738" calcext:value-type="float">
            <text:p>18907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37904" calcext:value-type="float">
            <text:p>1379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403589" calcext:value-type="float">
            <text:p>4035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table:formula="of:=489641-[.B526]" office:value-type="float" office:value="351737" calcext:value-type="float">
            <text:p>3517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table:formula="of:=2303973-[.B527]" office:value-type="float" office:value="1900384" calcext:value-type="float">
            <text:p>19003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39813" calcext:value-type="float">
            <text:p>1398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09508" calcext:value-type="float">
            <text:p>40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table:formula="of:=497857-[.B530]" office:value-type="float" office:value="358044" calcext:value-type="float">
            <text:p>3580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table:formula="of:=2321086-[.B531]" office:value-type="float" office:value="1911578" calcext:value-type="float">
            <text:p>19115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42012" calcext:value-type="float">
            <text:p>1420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416408" calcext:value-type="float">
            <text:p>4164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table:formula="of:=506901 -[.B534]" office:value-type="float" office:value="364889" calcext:value-type="float">
            <text:p>3648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table:formula="of:=2345110-[.B535]" office:value-type="float" office:value="1928702" calcext:value-type="float">
            <text:p>19287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44230" calcext:value-type="float">
            <text:p>1442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422829" calcext:value-type="float">
            <text:p>4228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table:formula="of:=515360-[.B538]" office:value-type="float" office:value="371130" calcext:value-type="float">
            <text:p>371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table:formula="of:=2368502-[.B539]" office:value-type="float" office:value="1945673" calcext:value-type="float">
            <text:p>19456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46233" calcext:value-type="float">
            <text:p>1462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429834" calcext:value-type="float">
            <text:p>429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table:formula="of:=523817-[.B542]" office:value-type="float" office:value="377584" calcext:value-type="float">
            <text:p>3775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table:formula="of:=2391555-[.B543]" office:value-type="float" office:value="1961721" calcext:value-type="float">
            <text:p>196172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47991" calcext:value-type="float">
            <text:p>1479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437245" calcext:value-type="float">
            <text:p>4372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table:formula="of:=532097-[.B546]" office:value-type="float" office:value="384106" calcext:value-type="float">
            <text:p>3841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table:formula="of:=2418492-[.B547]" office:value-type="float" office:value="1981247" calcext:value-type="float">
            <text:p>19812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49448" calcext:value-type="float">
            <text:p>149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444878" calcext:value-type="float">
            <text:p>4448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table:formula="of:=538983 -[.B550]" office:value-type="float" office:value="389535" calcext:value-type="float">
            <text:p>3895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table:formula="of:=2446799-[.B551]" office:value-type="float" office:value="2001921" calcext:value-type="float">
            <text:p>200192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0440" calcext:value-type="float">
            <text:p>1504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449998" calcext:value-type="float">
            <text:p>4499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table:formula="of:=544232 -[.B554]" office:value-type="float" office:value="393792" calcext:value-type="float">
            <text:p>393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table:formula="of:=2462761-[.B555]" office:value-type="float" office:value="2012763" calcext:value-type="float">
            <text:p>2012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51772" calcext:value-type="float">
            <text:p>1517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455610" calcext:value-type="float">
            <text:p>4556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formula="of:=549359 -[.B558]" office:value-type="float" office:value="397587" calcext:value-type="float">
            <text:p>3975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formula="of:=2483385 -[.B559]" office:value-type="float" office:value="2027775" calcext:value-type="float">
            <text:p>202777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52517" calcext:value-type="float">
            <text:p>1525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460861" calcext:value-type="float">
            <text:p>4608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formula="of:=552929-[.B562]" office:value-type="float" office:value="400412" calcext:value-type="float">
            <text:p>4004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formula="of:=2502921-[.B563]" office:value-type="float" office:value="2042060" calcext:value-type="float">
            <text:p>20420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54197" calcext:value-type="float">
            <text:p>1541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467800" calcext:value-type="float">
            <text:p>467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table:formula="of:=560705-[.B566]" office:value-type="float" office:value="406508" calcext:value-type="float">
            <text:p>40650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table:formula="of:=2528754 -[.B567]" office:value-type="float" office:value="2060954" calcext:value-type="float">
            <text:p>20609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55479" calcext:value-type="float">
            <text:p>1554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474482" calcext:value-type="float">
            <text:p>4744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table:formula="of:=568104 -[.B570]" office:value-type="float" office:value="412625" calcext:value-type="float">
            <text:p>41262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table:formula="of:=2555972-[.B571]" office:value-type="float" office:value="2081490" calcext:value-type="float">
            <text:p>2081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482184" calcext:value-type="float">
            <text:p>4821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formula="of:=576561-[.B574]" office:value-type="float" office:value="419310" calcext:value-type="float">
            <text:p>4193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formula="of:=2580118 -[.B575]" office:value-type="float" office:value="2097934" calcext:value-type="float">
            <text:p>20979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8517" calcext:value-type="float">
            <text:p>1585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488649" calcext:value-type="float">
            <text:p>488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formula="of:=584232-[.B578]" office:value-type="float" office:value="425715" calcext:value-type="float">
            <text:p>4257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formula="of:=2607618 - [.B579]" office:value-type="float" office:value="2118969" calcext:value-type="float">
            <text:p>21189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59506" calcext:value-type="float">
            <text:p>1595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492531" calcext:value-type="float">
            <text:p>4925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table:formula="of:=589891-[.B582]" office:value-type="float" office:value="430385" calcext:value-type="float">
            <text:p>4303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table:formula="of:=2625951-[.B583]" office:value-type="float" office:value="2133420" calcext:value-type="float">
            <text:p>21334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0580" calcext:value-type="float">
            <text:p>1605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496549" calcext:value-type="float">
            <text:p>496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595226" calcext:value-type="float">
            <text:p>59522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637808" calcext:value-type="float">
            <text:p>263780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61455" calcext:value-type="float">
            <text:p>1614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501982" calcext:value-type="float">
            <text:p>5019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table:formula="of:=600526-[.B590]" office:value-type="float" office:value="439071" calcext:value-type="float">
            <text:p>4390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table:formula="of:=2656185-[.B591]" office:value-type="float" office:value="2154203" calcext:value-type="float">
            <text:p>21542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62764" calcext:value-type="float">
            <text:p>1627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507381" calcext:value-type="float">
            <text:p>5073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table:formula="of:=607992-[.B594]" office:value-type="float" office:value="445228" calcext:value-type="float">
            <text:p>4452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table:formula="of:=2678534-[.B595]" office:value-type="float" office:value="2171153" calcext:value-type="float">
            <text:p>2171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63791" calcext:value-type="float">
            <text:p>1637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513057" calcext:value-type="float">
            <text:p>5130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formula="of:=615740-[.B598]" office:value-type="float" office:value="451949" calcext:value-type="float">
            <text:p>4519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formula="of:=2704272-[.B599]" office:value-type="float" office:value="2191215" calcext:value-type="float">
            <text:p>21912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65111" calcext:value-type="float">
            <text:p>1651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518591" calcext:value-type="float">
            <text:p>5185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table:formula="of:=623996-[.B602]" office:value-type="float" office:value="458885" calcext:value-type="float">
            <text:p>4588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table:formula="of:=2729439-[.B603]" office:value-type="float" office:value="2210848" calcext:value-type="float">
            <text:p>22108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66085" calcext:value-type="float">
            <text:p>1660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23892" calcext:value-type="float">
            <text:p>5238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table:formula="of:=630521-[.B606]" office:value-type="float" office:value="464436" calcext:value-type="float">
            <text:p>4644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table:formula="of:=2749059-[.B607]" office:value-type="float" office:value="2225167" calcext:value-type="float">
            <text:p>22251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0:03:26.217281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9-21T10:36:03.493323971</dc:date>
    <dc:creator>Jesus Castagnetto</dc:creator>
    <meta:editing-duration>P1DT19H34M43S</meta:editing-duration>
    <meta:editing-cycles>154</meta:editing-cycles>
    <meta:generator>LibreOffice/6.4.3.2$Linux_X86_64 LibreOffice_project/40$Build-2</meta:generator>
    <meta:document-statistic meta:table-count="1" meta:cell-count="2432" meta:object-count="0"/>
  </office:meta>
</office:document-meta>
</file>